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8.5pt" style:font-size-asian="8.5pt"/>
    </style:style>
    <style:style style:name="T2" style:family="text">
      <style:text-properties style:font-name="Times New Roman" fo:font-size="8.5pt" fo:font-weight="bold" style:font-size-asian="8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stos etc.</text:span></text:p>
      <text:p text:style-name="P1"><text:span text:style-name="T1">Trata-se de remição de parte da pena pelo trabalho, conforme relatório e cálculos juntos (eventos 46/49).</text:span></text:p>
      <text:p text:style-name="P1"><text:span text:style-name="T1">Anoto que a defesa também requereu remição pelo estudo, conforme relatório (evento 28.3)</text:span></text:p>
      <text:p text:style-name="P1"><text:span text:style-name="T1">Decido.</text:span></text:p>
      <text:p text:style-name="P1"><text:span text:style-name="T1">De logo esclareço, que quanto a remição pelo estudo, apenas uma declaração de matrícula do curso ou horário das aulas não</text:span></text:p>
      <text:p text:style-name="P1"><text:span text:style-name="T1">caracteriza como prova idônea para assegurar que o apenado assiste às aulas, sendo necessários documentos que comprovem sua presença,</text:span></text:p>
      <text:p text:style-name="P1"><text:span text:style-name="T1">como, por exemplo, folha de frequência.</text:span></text:p>
      <text:p text:style-name="P1"><text:span text:style-name="T1">Quanto ao trabalho, face à documentação junta se verifica que a apenado trabalhoa, efetivamente, 167 (cento e sessenta e sete) dias</text:span></text:p>
      <text:p text:style-name="P1"><text:span text:style-name="T1">pelo que 55 (cinquenta e cinco) dias da pena a ela imposta se encontram remidos pelo trabalho.</text:span></text:p>
      <text:p text:style-name="P1"><text:span text:style-name="T1">Note-se, na lição do festejado Prof. Julio Fabbrini Mirabete, que “a Lei de Execução instituiu no País uma forma de redenção de</text:span></text:p>
      <text:p text:style-name="P1"><text:span text:style-name="T1">parte da pena privativa de liberdade através de remição, na qual, pelo trabalho, o condenado abrevia parte do tempo de sua condenação”.</text:span></text:p>
      <text:p text:style-name="P1"><text:span text:style-name="T1">Isto posto, declaro remidos </text:span><text:span text:style-name="T2">55 (cinquenta e cinco) dias </text:span><text:span text:style-name="T1">da pena em execução.</text:span></text:p>
      <text:p text:style-name="P1"><text:span text:style-name="T1">P.R.I. Insira-se o evento no SEEU, para correção dos cálculos de benefícios. Intime-se à defesa para que apresente provas idôneas</text:span></text:p>
      <text:p text:style-name="P1"><text:span text:style-name="T1">de que a apenada comparece às aulas para então decidir acerca da remição pelo estudo, bem como atualizem-se os cálculos da remição pelo</text:span></text:p>
      <text:p text:style-name="Standard"><text:span text:style-name="T1">trabalho, já que faltam dois meses nos apresent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05:08.486000000</meta:creation-date>
    <dc:date>2019-03-13T09:05:29.292000000</dc:date>
    <meta:editing-duration>PT21S</meta:editing-duration>
    <meta:editing-cycles>1</meta:editing-cycles>
    <meta:document-statistic meta:table-count="0" meta:image-count="0" meta:object-count="0" meta:page-count="1" meta:paragraph-count="15" meta:word-count="224" meta:character-count="1383" meta:non-whitespace-character-count="1174"/>
    <meta:generator>LibreOffice/6.0.3.2$Windows_X86_64 LibreOffice_project/8f48d515416608e3a835360314dac7e47fd0b821</meta:generator>
  </office:meta>
</office:document-meta>
</file>